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9ac" officeooo:paragraph-rsid="00071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first line after clon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1T14:58:11.389829556</meta:creation-date>
    <dc:date>2023-01-11T14:59:03.674065648</dc:date>
    <meta:editing-duration>PT5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32" meta:non-whitespace-character-count="27"/>
  </office:meta>
</office:document-meta>
</file>